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6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1.588cm" fo:margin-right="-1.588cm" fo:text-align="center" fo:text-indent="-1.588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10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913cm" svg:height="3.063cm" svg:x="1.503cm" svg:y="0.741cm">
          <draw:text-box>
            <text:p text:style-name="P1"><text:span text:style-name="T1">HYMN #446</text:span></text:p>
            <text:p text:style-name="P1"><text:span text:style-name="T2">“</text:span><text:span text:style-name="T2">Jesus, Greatest at the Tabl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384cm" svg:height="7.366cm" svg:x="1.778cm" svg:y="0.762cm">
          <draw:text-box>
            <text:p text:style-name="P1"><text:span text:style-name="T3">1. </text:span><text:span text:style-name="T4">Jesus, greatest at the table,</text:span><text:span text:style-name="T4"><text:line-break/></text:span><text:span text:style-name="T4">The almighty Son of Man,</text:span><text:span text:style-name="T4"><text:line-break/></text:span><text:span text:style-name="T4">Laid aside His outer clothing,</text:span><text:span text:style-name="T4"><text:line-break/></text:span><text:span text:style-name="T4">Poured some water in a pa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1T0">
        <draw:frame draw:style-name="gr4" draw:text-style-name="P4" draw:layer="layout" svg:width="24.384cm" svg:height="3.81cm" svg:x="1.778cm" svg:y="0.762cm">
          <draw:text-box>
            <text:p text:style-name="P1"><text:span text:style-name="T4"><text:s/></text:span><text:span text:style-name="T4">As the Twelve lay, hushed in silence,</text:span><text:span text:style-name="T4"><text:line-break/></text:span><text:span text:style-name="T4">He the servant’s task bega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3" presentation:presentation-page-layout-name="AL1T0">
        <draw:frame draw:style-name="gr5" draw:text-style-name="P4" draw:layer="layout" svg:width="24.13cm" svg:height="7.216cm" svg:x="2.032cm" svg:y="0.912cm">
          <draw:text-box>
            <text:p text:style-name="P5"><text:span text:style-name="T3">2. </text:span><text:span text:style-name="T4">Marvel how their Lord and teacher</text:span></text:p>
            <text:p text:style-name="P6"><text:span text:style-name="T4">G</text:span><text:span text:style-name="T4">ently taught them not to vie</text:span></text:p>
            <text:p text:style-name="P5"><text:span text:style-name="T5">As He humbly knelt before them,</text:span></text:p>
            <text:p text:style-name="P5"><text:span text:style-name="T5">Dusty feet to wash and dry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4" presentation:presentation-page-layout-name="AL1T0">
        <draw:frame draw:style-name="gr6" draw:text-style-name="P4" draw:layer="layout" svg:width="24.13cm" svg:height="4.168cm" svg:x="2.032cm" svg:y="0.912cm">
          <draw:text-box>
            <text:p text:style-name="P5"><text:span text:style-name="T5">By His tender touch expressing</text:span></text:p>
            <text:p text:style-name="P5"><text:span text:style-name="T5">True compassion from on hig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5" presentation:presentation-page-layout-name="AL1T0">
        <draw:frame draw:style-name="gr7" draw:text-style-name="P4" draw:layer="layout" svg:width="24.384cm" svg:height="7.343cm" svg:x="1.778cm" svg:y="0.785cm">
          <draw:text-box>
            <text:p text:style-name="P1"><text:span text:style-name="T3">3. </text:span><text:span text:style-name="T4">Jesus took the role of servant</text:span><text:span text:style-name="T4"><text:line-break/></text:span><text:span text:style-name="T4">When upon that gruesome span,</text:span><text:span text:style-name="T4"><text:line-break/></text:span><text:span text:style-name="T4">For all human sin He suffered</text:span><text:span text:style-name="T4"><text:line-break/></text:span><text:span text:style-name="T4">As a vile and loathsome ma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6" presentation:presentation-page-layout-name="AL1T0">
        <draw:frame draw:style-name="gr8" draw:text-style-name="P4" draw:layer="layout" svg:width="24.384cm" svg:height="3.787cm" svg:x="1.778cm" svg:y="1.016cm">
          <draw:text-box>
            <text:p text:style-name="P1"><text:span text:style-name="T4">On the cross poured out like water</text:span><text:span text:style-name="T4"><text:line-break/></text:span><text:span text:style-name="T4">To fulfill the Father’s pl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Default7" presentation:presentation-page-layout-name="AL1T0">
        <draw:frame draw:style-name="gr3" draw:text-style-name="P4" draw:layer="layout" svg:width="23.622cm" svg:height="7.366cm" svg:x="2.286cm" svg:y="0.762cm">
          <draw:text-box>
            <text:p text:style-name="P1"><text:span text:style-name="T3">4. </text:span><text:span text:style-name="T4">Can we fathom such deep mercy?</text:span><text:span text:style-name="T4"><text:line-break/></text:span><text:span text:style-name="T4">Do we see what God has done?</text:span><text:span text:style-name="T4"><text:line-break/></text:span><text:span text:style-name="T4">Who can grasp this great reversal:</text:span><text:span text:style-name="T4"><text:line-break/></text:span><text:span text:style-name="T4">Love that gives His only Son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8" presentation:presentation-page-layout-name="AL1T0">
        <draw:frame draw:style-name="gr9" draw:text-style-name="P4" draw:layer="layout" svg:width="24.13cm" svg:height="4.318cm" svg:x="2.032cm" svg:y="0.762cm">
          <draw:text-box>
            <text:p text:style-name="P1"><text:span text:style-name="T4">Christ, the sinless for the sinners,</text:span><text:span text:style-name="T4"><text:line-break/></text:span><text:span text:style-name="T4">For the many dies the 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Default9" presentation:presentation-page-layout-name="AL1T0">
        <draw:frame draw:style-name="gr10" draw:text-style-name="P9" draw:layer="layout" svg:width="24.274cm" svg:height="7.573cm" svg:x="1.888cm" svg:y="0.809cm">
          <draw:text-box>
            <text:p text:style-name="P8"><text:span text:style-name="T3">5. </text:span><text:span text:style-name="T4">Jesus gave to His disciples</text:span><text:span text:style-name="T4"><text:line-break/></text:span><text:span text:style-name="T4">A commandment that was new:</text:span><text:span text:style-name="T4"><text:line-break/></text:span><text:span text:style-name="T4">“Show My love to one another,</text:span><text:span text:style-name="T4"><text:line-break/></text:span><text:span text:style-name="T4">Do as I have done for you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Default10" presentation:presentation-page-layout-name="AL1T0">
        <draw:frame draw:style-name="gr11" draw:text-style-name="P9" draw:layer="layout" svg:width="24.274cm" svg:height="9.859cm" svg:x="1.888cm" svg:y="1.063cm">
          <draw:text-box>
            <text:p text:style-name="P8"><text:span text:style-name="T4">All the world will know you love Me</text:span><text:span text:style-name="T4"><text:line-break/></text:span><text:span text:style-name="T4">As you love each other too.”</text:span><text:span text:style-name="T6"><text:line-break/></text:span><text:span text:style-name="T6"/></text:p>
            <text:p text:style-name="P10"><text:span text:style-name="T7"/></text:p>
            <text:p text:style-name="P10"><text:span text:style-name="T7"/></text:p>
            <text:p text:style-name="P10"><text:span text:style-name="T7">© 2001 Stephen P. Starke.</text:span></text:p>
            <text:p text:style-name="P10"><text:span text:style-name="T7">Used by permission: LSB Hymn License</text:span></text:p>
            <text:p text:style-name="P10"><text:span text:style-name="T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18:11:38.592000000</meta:creation-date>
    <dc:title>Hymn template</dc:title>
    <meta:editing-duration>PT11M33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7T19:35:22.945000000</dc:date>
    <meta:document-statistic meta:object-count="186"/>
    <meta:template xlink:type="simple" xlink:actuate="onRequest" xlink:title="Hymn template" xlink:href="../../AppData/Roaming/LibreOffice/4/user/template/Worship%20Templsates/Hymn%20template.otp" meta:date="2015-03-27T18:11:38.327000000"/>
  </office:meta>
</office:document-meta>
</file>